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 style:list-style-name="">
      <style:paragraph-properties style:text-autospace="non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2D 10.11.14 Script</text:p>
      <text:p text:style-name="Standard"/>
      <text:p text:style-name="Standard">Klassen für Sara:</text:p>
      <text:p text:style-name="P1"><text:span text:style-name="T1"><text:s text:c="4"/></text:span><text:span text:style-name="T2">class</text:span><text:span text:style-name="T1"> </text:span><text:span text:style-name="T3">Map</text:span><text:span text:style-name="T1"> </text:span></text:p>
      <text:p text:style-name="P2"><text:s text:c="4"/>{</text:p>
      <text:p text:style-name="P1"><text:span text:style-name="T1"><text:s text:c="8"/></text:span><text:span text:style-name="T3">Tile</text:span><text:span text:style-name="T1">[,] mapTiles; </text:span><text:span text:style-name="T4">// breite x höhe</text:span></text:p>
      <text:p text:style-name="P1"><text:span text:style-name="T1"><text:s text:c="8"/></text:span><text:span text:style-name="T2">int</text:span><text:span text:style-name="T1">[,] map;</text:span></text:p>
      <text:p text:style-name="P2"/>
      <text:p text:style-name="P1"><text:span text:style-name="T1"><text:s text:c="8"/></text:span><text:span text:style-name="T2">public</text:span><text:span text:style-name="T1"> </text:span><text:span text:style-name="T3">Vector2f</text:span><text:span text:style-name="T1"> getPosition(</text:span><text:span text:style-name="T2">int</text:span><text:span text:style-name="T1"> h, </text:span><text:span text:style-name="T2">int</text:span><text:span text:style-name="T1"> w)</text:span></text:p>
      <text:p text:style-name="P2"><text:s text:c="8"/>{</text:p>
      <text:p text:style-name="P1"><text:span text:style-name="T1"><text:s text:c="12"/></text:span><text:span text:style-name="T2">return</text:span><text:span text:style-name="T1"> </text:span><text:span text:style-name="T2">this</text:span><text:span text:style-name="T1">.mapTiles[h,w].getPosition();</text:span>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2">float</text:span><text:span text:style-name="T1"> getHeight(</text:span><text:span text:style-name="T2">int</text:span><text:span text:style-name="T1"> h, </text:span><text:span text:style-name="T2">int</text:span><text:span text:style-name="T1"> w)</text:span></text:p>
      <text:p text:style-name="P2"><text:s text:c="8"/>{</text:p>
      <text:p text:style-name="P1"><text:span text:style-name="T1"><text:s text:c="12"/></text:span><text:span text:style-name="T2">return</text:span><text:span text:style-name="T1"> 50;</text:span>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2">float</text:span><text:span text:style-name="T1"> getWidth(</text:span><text:span text:style-name="T2">int</text:span><text:span text:style-name="T1"> h, </text:span><text:span text:style-name="T2">int</text:span><text:span text:style-name="T1"> w)</text:span></text:p>
      <text:p text:style-name="P2"><text:s text:c="8"/>{</text:p>
      <text:p text:style-name="P1"><text:span text:style-name="T1"><text:s text:c="12"/></text:span><text:span text:style-name="T2">return</text:span><text:span text:style-name="T1"> 50;</text:span>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Map()</text:span></text:p>
      <text:p text:style-name="P2"><text:s text:c="8"/>{</text:p>
      <text:p text:style-name="P1"><text:span text:style-name="T1"><text:s text:c="12"/>map = </text:span><text:span text:style-name="T2">new</text:span><text:span text:style-name="T1"> </text:span><text:span text:style-name="T2">int</text:span><text:span text:style-name="T1">[,] //Kopiers dir raus, war zu groß...</text:span></text:p>
      <text:p text:style-name="P2"/>
      <text:p text:style-name="P1"><text:span text:style-name="T1"><text:s text:c="12"/>mapTiles = </text:span><text:span text:style-name="T2">new</text:span><text:span text:style-name="T1"> </text:span><text:span text:style-name="T3">Tile</text:span><text:span text:style-name="T1">[map.GetLength(0), map.GetLength(1)];</text:span></text:p>
      <text:p text:style-name="P1"><text:span text:style-name="T1"><text:s text:c="12"/></text:span><text:span text:style-name="T2">for</text:span><text:span text:style-name="T1"> ( </text:span><text:span text:style-name="T2">int</text:span><text:span text:style-name="T1"> i = 0; i &lt; mapTiles.GetLength(0); i++)</text:span></text:p>
      <text:p text:style-name="P2"><text:s text:c="12"/>{</text:p>
      <text:p text:style-name="P1"><text:span text:style-name="T1"><text:s text:c="16"/></text:span><text:span text:style-name="T2">for</text:span><text:span text:style-name="T1">(</text:span><text:span text:style-name="T2">int</text:span><text:span text:style-name="T1"> j = 0; j &lt; mapTiles.GetLength(1); j++ )</text:span></text:p>
      <text:p text:style-name="P2"><text:s text:c="16"/>{</text:p>
      <text:p text:style-name="P1"><text:span text:style-name="T1"><text:s text:c="20"/></text:span><text:span text:style-name="T2">if</text:span><text:span text:style-name="T1">(map[i,j] == 0)</text:span></text:p>
      <text:p text:style-name="P2"><text:s text:c="20"/>{</text:p>
      <text:p text:style-name="P1"><text:span text:style-name="T1"><text:s text:c="24"/>mapTiles[i, j] = </text:span><text:span text:style-name="T2">new</text:span><text:span text:style-name="T1"> </text:span><text:span text:style-name="T3">Tile</text:span><text:span text:style-name="T1">( </text:span><text:span text:style-name="T2">new</text:span><text:span text:style-name="T1"> </text:span><text:span text:style-name="T3">Vector2f</text:span><text:span text:style-name="T1">((</text:span><text:span text:style-name="T2">float</text:span><text:span text:style-name="T1">)(50 * i), (</text:span><text:span text:style-name="T2">float</text:span><text:span text:style-name="T1">)(50 * j)),</text:span><text:span text:style-name="T5">"Pictures/tile1.png"</text:span><text:span text:style-name="T1">,</text:span><text:span text:style-name="T2">true</text:span><text:span text:style-name="T1">);</text:span></text:p>
      <text:p text:style-name="P2"><text:s text:c="20"/>}</text:p>
      <text:p text:style-name="P1"><text:span text:style-name="T1"><text:s text:c="20"/></text:span><text:span text:style-name="T2">else</text:span></text:p>
      <text:p text:style-name="P2"><text:s text:c="20"/>{</text:p>
      <text:p text:style-name="P1"><text:span text:style-name="T1"><text:s text:c="24"/>mapTiles[i, j] = </text:span><text:span text:style-name="T2">new</text:span><text:span text:style-name="T1"> </text:span><text:span text:style-name="T3">Tile</text:span><text:span text:style-name="T1">(</text:span><text:span text:style-name="T2">new</text:span><text:span text:style-name="T1"> </text:span><text:span text:style-name="T3">Vector2f</text:span><text:span text:style-name="T1">((</text:span><text:span text:style-name="T2">float</text:span><text:span text:style-name="T1">)(50 * i), (</text:span><text:span text:style-name="T2">float</text:span><text:span text:style-name="T1">)(50 * j)), </text:span><text:span text:style-name="T5">"Pictures/tile2.png"</text:span><text:span text:style-name="T1">, </text:span><text:span text:style-name="T2">false</text:span><text:span text:style-name="T1">);</text:span></text:p>
      <text:p text:style-name="P2"><text:s text:c="20"/>}</text:p>
      <text:p text:style-name="P2"><text:s text:c="16"/>}</text:p>
      <text:p text:style-name="P2"><text:s text:c="12"/>}</text:p>
      <text:p text:style-name="P2"/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2">void</text:span><text:span text:style-name="T1"> draw(</text:span><text:span text:style-name="T3">RenderWindow</text:span><text:span text:style-name="T1"> win)</text:span></text:p>
      <text:p text:style-name="P2"><text:s text:c="8"/>{</text:p>
      <text:p text:style-name="P1"><text:span text:style-name="T1"><text:s text:c="12"/></text:span><text:span text:style-name="T2">for</text:span><text:span text:style-name="T1"> (</text:span><text:span text:style-name="T2">int</text:span><text:span text:style-name="T1"> i = 0; i &lt; mapTiles.GetLength(0); i++)</text:span></text:p>
      <text:p text:style-name="P2"><text:s text:c="12"/>{</text:p>
      <text:p text:style-name="P1"><text:span text:style-name="T1"><text:s text:c="16"/></text:span><text:span text:style-name="T2">for</text:span><text:span text:style-name="T1"> (</text:span><text:span text:style-name="T2">int</text:span><text:span text:style-name="T1"> j = 0; j &lt; mapTiles.GetLength(1); j++)</text:span></text:p>
      <text:p text:style-name="P2"><text:s text:c="16"/>{</text:p>
      <text:p text:style-name="P2"><text:s text:c="20"/>win.Draw(mapTiles[i, j].getTileSprite());</text:p>
      <text:p text:style-name="P2"><text:s text:c="16"/>}</text:p>
      <text:p text:style-name="P2"><text:s text:c="12"/>}</text:p>
      <text:p text:style-name="P2"/>
      <text:p text:style-name="P2"><text:s text:c="8"/>}</text:p>
      <text:p text:style-name="P2"/>
      <text:p text:style-name="P2"/>
      <text:p text:style-name="P2"><text:s text:c="4"/>}</text:p>
      <text:p text:style-name="P2">}</text:p>
      <text:p text:style-name="Standard"/>
      <text:p text:style-name="Standard"/>
      <text:p text:style-name="Standard"><text:soft-page-break/></text:p>
      <text:p text:style-name="Standard"/>
      <text:p text:style-name="P1"><text:span text:style-name="T1"><text:s text:c="4"/></text:span><text:span text:style-name="T2">class</text:span><text:span text:style-name="T1"> </text:span><text:span text:style-name="T3">Tile</text:span></text:p>
      <text:p text:style-name="P2"><text:s text:c="4"/>{</text:p>
      <text:p text:style-name="P1"><text:span text:style-name="T1"><text:s text:c="8"/></text:span><text:span text:style-name="T3">Sprite</text:span><text:span text:style-name="T1"> TileSprite;</text:span></text:p>
      <text:p text:style-name="P1"><text:span text:style-name="T1"><text:s text:c="8"/></text:span><text:span text:style-name="T3">Vector2f</text:span><text:span text:style-name="T1"> position;</text:span></text:p>
      <text:p text:style-name="P1"><text:span text:style-name="T1"><text:s text:c="8"/></text:span><text:span text:style-name="T2">bool</text:span><text:span text:style-name="T1"> walkable;</text:span></text:p>
      <text:p text:style-name="P2"/>
      <text:p text:style-name="P1"><text:span text:style-name="T1"><text:s text:c="8"/></text:span><text:span text:style-name="T2">public</text:span><text:span text:style-name="T1"> Tile(</text:span><text:span text:style-name="T3">Vector2f</text:span><text:span text:style-name="T1"> _position, </text:span><text:span text:style-name="T2">string</text:span><text:span text:style-name="T1"> texturepath, </text:span><text:span text:style-name="T2">bool</text:span><text:span text:style-name="T1"> walk)</text:span></text:p>
      <text:p text:style-name="P2"><text:s text:c="8"/>{</text:p>
      <text:p text:style-name="P2"><text:s text:c="12"/>position = _position;</text:p>
      <text:p text:style-name="P2"><text:s text:c="12"/></text:p>
      <text:p text:style-name="P1"><text:span text:style-name="T1"><text:s text:c="12"/>TileSprite = </text:span><text:span text:style-name="T2">new</text:span><text:span text:style-name="T1"> </text:span><text:span text:style-name="T3">Sprite</text:span><text:span text:style-name="T1">(</text:span><text:span text:style-name="T2">new</text:span><text:span text:style-name="T1"> </text:span><text:span text:style-name="T3">Texture</text:span><text:span text:style-name="T1">(texturepath));</text:span></text:p>
      <text:p text:style-name="P2"><text:s text:c="12"/>TileSprite.Position = _position;</text:p>
      <text:p text:style-name="P2"><text:s text:c="12"/>walkable = walk;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3">Vector2f</text:span><text:span text:style-name="T1"> getPosition()</text:span></text:p>
      <text:p text:style-name="P2"><text:s text:c="8"/>{</text:p>
      <text:p text:style-name="P1"><text:span text:style-name="T1"><text:s text:c="12"/></text:span><text:span text:style-name="T2">return</text:span><text:span text:style-name="T1"> position;</text:span>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3">Sprite</text:span><text:span text:style-name="T1"> getTileSprite()</text:span></text:p>
      <text:p text:style-name="P2"><text:s text:c="8"/>{</text:p>
      <text:p text:style-name="P1"><text:span text:style-name="T1"><text:s text:c="12"/></text:span><text:span text:style-name="T2">return</text:span><text:span text:style-name="T1"> TileSprite;</text:span></text:p>
      <text:p text:style-name="P2"><text:s text:c="8"/>}</text:p>
      <text:p text:style-name="P2"/>
      <text:p text:style-name="P2"/>
      <text:p text:style-name="P1"><text:span text:style-name="T1"><text:s text:c="8"/></text:span><text:span text:style-name="T2">public</text:span><text:span text:style-name="T1"> </text:span><text:span text:style-name="T2">void</text:span><text:span text:style-name="T1"> draw(</text:span><text:span text:style-name="T3">RenderWindow</text:span><text:span text:style-name="T1"> win)</text:span></text:p>
      <text:p text:style-name="P2"><text:s text:c="8"/>{</text:p>
      <text:p text:style-name="P2"><text:s text:c="12"/>win.Draw(TileSprite)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Methoden für Tobi</text:p>
      <text:p text:style-name="Standard">in Main:</text:p>
      <text:p text:style-name="P1"><text:span text:style-name="T2">static</text:span><text:span text:style-name="T1"> </text:span><text:span text:style-name="T2">bool</text:span><text:span text:style-name="T1"> collision(</text:span><text:span text:style-name="T3">Vector2f</text:span><text:span text:style-name="T1"> obj1, </text:span><text:span text:style-name="T2">float</text:span><text:span text:style-name="T1"> hObj1, </text:span><text:span text:style-name="T2">float</text:span><text:span text:style-name="T1"> wObj1, </text:span><text:span text:style-name="T3">Vector2f</text:span><text:span text:style-name="T1"> obj2, </text:span><text:span text:style-name="T2">float</text:span><text:span text:style-name="T1"> hObj2, </text:span><text:span text:style-name="T2">float</text:span><text:span text:style-name="T1"> wObj2)</text:span></text:p>
      <text:p text:style-name="P2"><text:s text:c="8"/>{</text:p>
      <text:p text:style-name="P1"><text:span text:style-name="T1"><text:s text:c="12"/></text:span><text:span text:style-name="T4">// mittelpunkt errechnen</text:span></text:p>
      <text:p text:style-name="P1"><text:span text:style-name="T1"><text:s text:c="12"/></text:span><text:span text:style-name="T3">Vector2f</text:span><text:span text:style-name="T1"> Mobj1 = </text:span><text:span text:style-name="T2">new</text:span><text:span text:style-name="T1"> </text:span><text:span text:style-name="T3">Vector2f</text:span><text:span text:style-name="T1">(obj1.X + wObj1/2, obj1.Y + hObj1/2); </text:span></text:p>
      <text:p text:style-name="P1"><text:span text:style-name="T1"><text:s text:c="12"/></text:span><text:span text:style-name="T3">Vector2f</text:span><text:span text:style-name="T1"> Mobj2 = </text:span><text:span text:style-name="T2">new</text:span><text:span text:style-name="T1"> </text:span><text:span text:style-name="T3">Vector2f</text:span><text:span text:style-name="T1">(obj2.X + wObj2/2, obj1.Y + hObj1/2);</text:span></text:p>
      <text:p text:style-name="P2"/>
      <text:p text:style-name="P1"><text:span text:style-name="T1"><text:s text:c="12"/></text:span><text:span text:style-name="T4">//länge der Radien errechnen</text:span></text:p>
      <text:p text:style-name="P1"><text:span text:style-name="T1"><text:s text:c="12"/></text:span><text:span text:style-name="T2">float</text:span><text:span text:style-name="T1"> rx1 = wObj1 / 2;</text:span></text:p>
      <text:p text:style-name="P1"><text:span text:style-name="T1"><text:s text:c="12"/></text:span><text:span text:style-name="T2">float</text:span><text:span text:style-name="T1"> rx2 = wObj2 / 2;</text:span></text:p>
      <text:p text:style-name="P2"/>
      <text:p text:style-name="P1"><text:span text:style-name="T1"><text:s text:c="12"/></text:span><text:span text:style-name="T2">float</text:span><text:span text:style-name="T1"> ry1 = hObj1 / 2;</text:span></text:p>
      <text:p text:style-name="P1"><text:span text:style-name="T1"><text:s text:c="12"/></text:span><text:span text:style-name="T2">float</text:span><text:span text:style-name="T1"> ry2 = hObj2 / 2;</text:span></text:p>
      <text:p text:style-name="P2"/>
      <text:p text:style-name="P1"><text:span text:style-name="T1"><text:s text:c="12"/></text:span><text:span text:style-name="T4">//Abstand der Mittelpunkte</text:span></text:p>
      <text:p text:style-name="P1"><text:span text:style-name="T1"><text:s text:c="12"/></text:span><text:span text:style-name="T2">float</text:span><text:span text:style-name="T1"> dx = </text:span><text:span text:style-name="T3">Math</text:span><text:span text:style-name="T1">.Abs(Mobj1.X - Mobj2.X);</text:span></text:p>
      <text:p text:style-name="P1"><text:span text:style-name="T1"><text:s text:c="12"/></text:span><text:span text:style-name="T2">float</text:span><text:span text:style-name="T1"> dy = </text:span><text:span text:style-name="T3">Math</text:span><text:span text:style-name="T1">.Abs(Mobj1.Y - Mobj2.Y);</text:span></text:p>
      <text:p text:style-name="P2"/>
      <text:p text:style-name="P1"><text:span text:style-name="T1"><text:s text:c="12"/></text:span><text:span text:style-name="T2">if</text:span><text:span text:style-name="T1"> (dx &lt; rx1 + rx2 &amp;&amp; dy &lt; ry1 + ry2)</text:span></text:p>
      <text:p text:style-name="P1"><text:span text:style-name="T1"><text:s text:c="16"/></text:span><text:span text:style-name="T2">return</text:span><text:span text:style-name="T1"> </text:span><text:span text:style-name="T2">true</text:span><text:span text:style-name="T1">;</text:span></text:p>
      <text:p text:style-name="P2"/>
      <text:p text:style-name="P1"><text:span text:style-name="T1"><text:s text:c="12"/></text:span><text:span text:style-name="T2">return</text:span><text:span text:style-name="T1"> </text:span><text:span text:style-name="T2">false</text:span><text:span text:style-name="T1">;</text:span></text:p>
      <text:p text:style-name="P2"><text:s text:c="8"/>}</text:p>
      <text:p text:style-name="P2">//Getter und Setter <text:s/>getPosition, getHeight, getWidth nicht vergessen!</text:p>
      <text:p text:style-name="P2"/>
      <text:p text:style-name="P2"/>
      <text:p text:style-name="Standard">Falls ich noch die Kollision Player und Map erklähren soll:(getWalkable nicht vergessen)</text:p>
      <text:p text:style-name="P6"><text:span text:style-name="T1"><text:s text:c="8"/></text:span><text:span text:style-name="T2">public</text:span><text:span text:style-name="T1"> </text:span><text:span text:style-name="T2">void</text:span><text:span text:style-name="T1"> move(</text:span><text:span text:style-name="T3">Map</text:span><text:span text:style-name="T1"> map)</text:span></text:p>
      <text:p text:style-name="P4"><text:s text:c="8"/>{</text:p>
      <text:p text:style-name="P6"><text:span text:style-name="T1"><text:s text:c="12"/></text:span><text:span text:style-name="T2">float</text:span><text:span text:style-name="T1"> checkBevore = 1f;</text:span></text:p>
      <text:p text:style-name="P6"><text:span text:style-name="T1"><text:s text:c="12"/></text:span><text:span text:style-name="T4">//überleg dir was für den player, mach das Script und druck es aus, (am einfachsten, player austauschen oder auf 50/50 scalieren </text:span></text:p>
      <text:p text:style-name="P6"><text:span text:style-name="T1"><text:s text:c="12"/></text:span><text:span text:style-name="T2">bool</text:span><text:span text:style-name="T1"> Left = map.getWalkable((</text:span><text:span text:style-name="T2">int</text:span><text:span text:style-name="T1">)(</text:span><text:span text:style-name="T2">this</text:span><text:span text:style-name="T1">.getPosition().X - checkBevore) / 50, (</text:span><text:span text:style-name="T2">int</text:span><text:span text:style-name="T1">)</text:span><text:span text:style-name="T2">this</text:span><text:span text:style-name="T1">.getPosition().Y / 50) &amp;&amp; map.getWalkable((</text:span><text:span text:style-name="T2">int</text:span><text:span text:style-name="T1">)(</text:span><text:span text:style-name="T2">this</text:span><text:span text:style-name="T1">.getPosition().X - checkBevore) / 50, (</text:span><text:span text:style-name="T2">int</text:span><text:span text:style-name="T1">)(</text:span><text:span text:style-name="T2">this</text:span><text:span text:style-name="T1">.getPosition().Y + </text:span><text:span text:style-name="T2">this</text:span><text:span text:style-name="T1">.getHeight()) / 50);</text:span></text:p>
      <text:p text:style-name="P6"><text:span text:style-name="T1"/></text:p>
      <text:p text:style-name="P6"><text:span text:style-name="T1"><text:s text:c="12"/></text:span><text:span text:style-name="T2">bool</text:span><text:span text:style-name="T1"> Right = map.getWalkable((</text:span><text:span text:style-name="T2">int</text:span><text:span text:style-name="T1">)(</text:span><text:span text:style-name="T2">this</text:span><text:span text:style-name="T1">.getPosition().X + </text:span><text:span text:style-name="T2">this</text:span><text:span text:style-name="T1">.getWidth() + checkBevore) / 50, (</text:span><text:span text:style-name="T2">int</text:span><text:span text:style-name="T1">)</text:span><text:span text:style-name="T2">this</text:span><text:span text:style-name="T1">.getPosition().Y / 50) &amp;&amp; map.getWalkable((</text:span><text:span text:style-name="T2">int</text:span><text:span text:style-name="T1">)(</text:span><text:span text:style-name="T2">this</text:span><text:span text:style-name="T1">.getPosition().X + </text:span><text:span text:style-name="T2">this</text:span><text:span text:style-name="T1">.getWidth() + checkBevore) / 50, (</text:span><text:span text:style-name="T2">int</text:span><text:span text:style-name="T1">)(</text:span><text:span text:style-name="T2">this</text:span><text:span text:style-name="T1">.getPosition().Y + </text:span><text:span text:style-name="T2">this</text:span><text:span text:style-name="T1">.getHeight()) / 50);</text:span></text:p>
      <text:p text:style-name="P6"><text:span text:style-name="T1"/></text:p>
      <text:p text:style-name="P6"><text:span text:style-name="T1"><text:s text:c="12"/></text:span><text:span text:style-name="T2">bool</text:span><text:span text:style-name="T1"> Up = map.getWalkable((</text:span><text:span text:style-name="T2">int</text:span><text:span text:style-name="T1">)(</text:span><text:span text:style-name="T2">this</text:span><text:span text:style-name="T1">.getPosition().X) / 50, (</text:span><text:span text:style-name="T2">int</text:span><text:span text:style-name="T1">)(</text:span><text:span text:style-name="T2">this</text:span><text:span text:style-name="T1">.getPosition().Y - checkBevore) / 50) &amp;&amp; map.getWalkable((</text:span><text:span text:style-name="T2">int</text:span><text:span text:style-name="T1">)(</text:span><text:span text:style-name="T2">this</text:span><text:span text:style-name="T1">.getPosition().X) / 50, (</text:span><text:span text:style-name="T2">int</text:span><text:span text:style-name="T1">)(</text:span><text:span text:style-name="T2">this</text:span><text:span text:style-name="T1">.getPosition().Y - </text:span><text:span text:style-name="T2">this</text:span><text:span text:style-name="T1">.getHeight() + checkBevore) / 50);</text:span></text:p>
      <text:p text:style-name="P6"><text:span text:style-name="T1"/></text:p>
      <text:p text:style-name="P6"><text:span text:style-name="T1"><text:s text:c="12"/></text:span><text:span text:style-name="T2">bool</text:span><text:span text:style-name="T1"> Down = map.getWalkable((</text:span><text:span text:style-name="T2">int</text:span><text:span text:style-name="T1">)(</text:span><text:span text:style-name="T2">this</text:span><text:span text:style-name="T1">.getPosition().X + </text:span><text:span text:style-name="T2">this</text:span><text:span text:style-name="T1">.getWidth()) / 50, (</text:span><text:span text:style-name="T2">int</text:span><text:span text:style-name="T1">)(</text:span><text:span text:style-name="T2">this</text:span><text:span text:style-name="T1">.getPosition().Y + </text:span><text:span text:style-name="T2">this</text:span><text:span text:style-name="T1">.getHeight() + checkBevore) / 50) &amp;&amp; map.getWalkable((</text:span><text:span text:style-name="T2">int</text:span><text:span text:style-name="T1">)(</text:span><text:span text:style-name="T2">this</text:span><text:span text:style-name="T1">.getPosition().X) / 50, (</text:span><text:span text:style-name="T2">int</text:span><text:span text:style-name="T1">)(</text:span><text:span text:style-name="T2">this</text:span><text:span text:style-name="T1">.getPosition().Y + </text:span><text:span text:style-name="T2">this</text:span><text:span text:style-name="T1">.getHeight() + checkBevore) / 50);</text:span></text:p>
      <text:p text:style-name="P4"/>
      <text:p text:style-name="P4"/>
      <text:p text:style-name="P6"><text:span text:style-name="T1"><text:s text:c="12"/></text:span><text:span text:style-name="T2">if</text:span><text:span text:style-name="T1"> (</text:span><text:span text:style-name="T3">Keyboard</text:span><text:span text:style-name="T1">.IsKeyPressed(</text:span><text:span text:style-name="T3">Keyboard</text:span><text:span text:style-name="T1">.</text:span><text:span text:style-name="T3">Key</text:span><text:span text:style-name="T1">.A) &amp;&amp; Left)</text:span></text:p>
      <text:p text:style-name="P6"><text:span text:style-name="T1"><text:s text:c="20"/>playerPosition = </text:span><text:span text:style-name="T2">new</text:span><text:span text:style-name="T1"> </text:span><text:span text:style-name="T3">Vector2f</text:span><text:span text:style-name="T1">(playerPosition.X - 1f, playerPosition.Y);</text:span></text:p>
      <text:p text:style-name="P6"><text:span text:style-name="T1"><text:s text:c="12"/></text:span><text:span text:style-name="T2">if</text:span><text:span text:style-name="T1"> (</text:span><text:span text:style-name="T3">Keyboard</text:span><text:span text:style-name="T1">.IsKeyPressed(</text:span><text:span text:style-name="T3">Keyboard</text:span><text:span text:style-name="T1">.</text:span><text:span text:style-name="T3">Key</text:span><text:span text:style-name="T1">.D) &amp;&amp; Right)</text:span></text:p>
      <text:p text:style-name="P6"><text:span text:style-name="T1"><text:s text:c="16"/>playerPosition = </text:span><text:span text:style-name="T2">new</text:span><text:span text:style-name="T1"> </text:span><text:span text:style-name="T3">Vector2f</text:span><text:span text:style-name="T1">(playerPosition.X + 1f, playerPosition.Y);</text:span></text:p>
      <text:p text:style-name="P6"><text:span text:style-name="T1"><text:s text:c="12"/></text:span><text:span text:style-name="T2">if</text:span><text:span text:style-name="T1"> (</text:span><text:span text:style-name="T3">Keyboard</text:span><text:span text:style-name="T1">.IsKeyPressed(</text:span><text:span text:style-name="T3">Keyboard</text:span><text:span text:style-name="T1">.</text:span><text:span text:style-name="T3">Key</text:span><text:span text:style-name="T1">.W) &amp;&amp; Up)</text:span></text:p>
      <text:p text:style-name="P6"><text:span text:style-name="T1"><text:s text:c="16"/>playerPosition = </text:span><text:span text:style-name="T2">new</text:span><text:span text:style-name="T1"> </text:span><text:span text:style-name="T3">Vector2f</text:span><text:span text:style-name="T1">(playerPosition.X, playerPosition.Y - 1f);</text:span></text:p>
      <text:p text:style-name="P6"><text:span text:style-name="T1"><text:s text:c="12"/></text:span><text:span text:style-name="T2">if</text:span><text:span text:style-name="T1"> (</text:span><text:span text:style-name="T3">Keyboard</text:span><text:span text:style-name="T1">.IsKeyPressed(</text:span><text:span text:style-name="T3">Keyboard</text:span><text:span text:style-name="T1">.</text:span><text:span text:style-name="T3">Key</text:span><text:span text:style-name="T1">.S) &amp;&amp; Down)</text:span></text:p>
      <text:p text:style-name="P6"><text:span text:style-name="T1"><text:s text:c="16"/>playerPosition = </text:span><text:span text:style-name="T2">new</text:span><text:span text:style-name="T1"> </text:span><text:span text:style-name="T3">Vector2f</text:span><text:span text:style-name="T1">(playerPosition.X, playerPosition.Y + 1f);</text:span></text:p>
      <text:p text:style-name="P4"/>
      <text:p text:style-name="P4"><text:s text:c="12"/>playerSprite.Position = playerPosition;</text:p>
      <text:p text:style-name="P6"><text:span text:style-name="T1"><text:s text:c="8"/>}</text:span></text:p>
      <text:p text:style-name="P6"><text:soft-page-break/><text:span text:style-name="T1"><text:s text:c="8"/></text:span><text:span text:style-name="T2">public</text:span><text:span text:style-name="T1"> </text:span><text:span text:style-name="T2">bool</text:span><text:span text:style-name="T1"> getWalkable(</text:span><text:span text:style-name="T2">int</text:span><text:span text:style-name="T1"> i, </text:span><text:span text:style-name="T2">int</text:span><text:span text:style-name="T1"> j)</text:span></text:p>
      <text:p text:style-name="P4"><text:s text:c="8"/>{</text:p>
      <text:p text:style-name="P6"><text:span text:style-name="T1"><text:s text:c="12"/></text:span><text:span text:style-name="T2">if</text:span><text:span text:style-name="T1">(</text:span><text:span text:style-name="T2">this</text:span><text:span text:style-name="T1">.map[i,j] == 1)</text:span></text:p>
      <text:p text:style-name="P6"><text:span text:style-name="T1"><text:s text:c="16"/></text:span><text:span text:style-name="T2">return</text:span><text:span text:style-name="T1"> </text:span><text:span text:style-name="T2">false</text:span><text:span text:style-name="T1">;</text:span></text:p>
      <text:p text:style-name="P6"><text:span text:style-name="T1"><text:s text:c="12"/></text:span><text:span text:style-name="T2">return</text:span><text:span text:style-name="T1"> </text:span><text:span text:style-name="T2">true</text:span><text:span text:style-name="T1">;</text:span></text:p>
      <text:p text:style-name="P6"><text:span text:style-name="T1"><text:s text:c="8"/>}</text:span></text:p>
      <text:p text:style-name="P6"><text:span text:style-name="T1">//bein payer scaling mitberechnen</text:span></text:p>
      <text:p text:style-name="P6"><text:span text:style-name="T1"><text:s text:c="8"/></text:span><text:span text:style-name="T2">public</text:span><text:span text:style-name="T1"> </text:span><text:span text:style-name="T2">float</text:span><text:span text:style-name="T1"> getHeight()</text:span></text:p>
      <text:p text:style-name="P4"><text:s text:c="8"/>{</text:p>
      <text:p text:style-name="P6"><text:span text:style-name="T1"><text:s text:c="12"/></text:span><text:span text:style-name="T2">return</text:span><text:span text:style-name="T1"> playerSprite.Texture.Size.X * playerSprite.Scale.X;</text:span></text:p>
      <text:p text:style-name="P6"><text:span text:style-name="T1"><text:s text:c="8"/>}</text:span></text:p>
      <text:p text:style-name="Standard"/>
      <text:p text:style-name="Standard"/>
      <text:p text:style-name="Standard">View falls einer fragt:</text:p>
      <text:p text:style-name="Standard">vor der Main.class:</text:p>
      <text:p text:style-name="P1"><text:span text:style-name="T1"><text:s/></text:span><text:span text:style-name="T3">View</text:span><text:span text:style-name="T1"> view = </text:span><text:span text:style-name="T2">new</text:span><text:span text:style-name="T1"> </text:span><text:span text:style-name="T3">View</text:span><text:span text:style-name="T1">(</text:span><text:span text:style-name="T2">new</text:span><text:span text:style-name="T1"> </text:span><text:span text:style-name="T3">FloatRect</text:span><text:span text:style-name="T1">(-100, -100, 1000, 800)); </text:span><text:span text:style-name="T4">// view erzeugen und ein viewfrustrum festlegen</text:span></text:p>
      <text:p text:style-name="P1"><text:span text:style-name="T1"><text:s text:c="12"/>win.SetView(view);</text:span><text:span text:style-name="T4">//anzeigen lassen</text:span></text:p>
      <text:p text:style-name="Standard">in Main.Update:</text:p>
      <text:p text:style-name="P1"><text:span text:style-name="T1"><text:s text:c="12"/>view.Move(</text:span><text:span text:style-name="T2">new</text:span><text:span text:style-name="T1"> </text:span><text:span text:style-name="T3">Vector2f</text:span><text:span text:style-name="T1">(1, 0)); </text:span><text:span text:style-name="T4">// view bewegen</text:span></text:p>
      <text:p text:style-name="P1"><text:span text:style-name="T1"><text:s text:c="12"/>win.SetView(view);</text:span><text:span text:style-name="T4">// und wieder anzeigen lasse</text:span></text:p>
      <text:p text:style-name="P5"/>
      <text:p text:style-name="P5">//und view natürlich an draw übergebe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49S</meta:editing-duration>
    <meta:editing-cycles>4</meta:editing-cycles>
    <meta:generator>OpenOffice/4.1.1$Win32 OpenOffice.org_project/411m6$Build-9775</meta:generator>
    <dc:date>2014-11-10T08:33:49.47</dc:date>
    <meta:document-statistic meta:table-count="0" meta:image-count="0" meta:object-count="0" meta:page-count="4" meta:paragraph-count="134" meta:word-count="578" meta:character-count="5591"/>
    <meta:user-defined meta:name="Info 1"/>
    <meta:user-defined meta:name="Info 2"/>
    <meta:user-defined meta:name="Info 3"/>
    <meta:user-defined meta:name="Info 4"/>
  </office:meta>
</office:document-meta>
</file>